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 manifest:full-path="Pictures/20000380000063AF000027142D54862B.svm"/>
  <manifest:file-entry manifest:media-type="" manifest:full-path="Pictures/20000330000061BA0000213875A8900B.svm"/>
  <manifest:file-entry manifest:media-type="image/gif" manifest:full-path="Pictures/1000020000000019000000180AE4E55E.gif"/>
  <manifest:file-entry manifest:media-type="" manifest:full-path="Pictures/20000738000065A300003C907F5799CF.svm"/>
  <manifest:file-entry manifest:media-type="image/png" manifest:full-path="Pictures/10000201000000190000002A5CE2E8CC.png"/>
  <manifest:file-entry manifest:media-type="image/png" manifest:full-path="Pictures/10000201000000280000002B42E37942.png"/>
  <manifest:file-entry manifest:media-type="image/png" manifest:full-path="Pictures/10000201000000210000002ACD96D76B.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binary" manifest:full-path="Scripts/beanshell/"/>
  <manifest:file-entry manifest:media-type="application/binary" manifest:full-path="Scripts/"/>
  <manifest:file-entry manifest:media-type="application/binary" manifest:full-path="layout-cache"/>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text/xml" manifest:full-path="Basic/script-lc.xml"/>
  <manifest:file-entry manifest:media-type="text/xml" manifest:full-path="Basic/ConfigTool/M2a.xml"/>
  <manifest:file-entry manifest:media-type="text/xml" manifest:full-path="Basic/ConfigTool/M3c.xml"/>
  <manifest:file-entry manifest:media-type="text/xml" manifest:full-path="Basic/ConfigTool/M3e.xml"/>
  <manifest:file-entry manifest:media-type="text/xml" manifest:full-path="Basic/ConfigTool/M1b.xml"/>
  <manifest:file-entry manifest:media-type="text/xml" manifest:full-path="Basic/ConfigTool/M3f.xml"/>
  <manifest:file-entry manifest:media-type="text/xml" manifest:full-path="Basic/ConfigTool/M1c.xml"/>
  <manifest:file-entry manifest:media-type="text/xml" manifest:full-path="Basic/ConfigTool/M3b.xml"/>
  <manifest:file-entry manifest:media-type="text/xml" manifest:full-path="Basic/ConfigTool/M1a.xml"/>
  <manifest:file-entry manifest:media-type="text/xml" manifest:full-path="Basic/ConfigTool/zip.xml"/>
  <manifest:file-entry manifest:media-type="text/xml" manifest:full-path="Basic/ConfigTool/M0.xml"/>
  <manifest:file-entry manifest:media-type="text/xml" manifest:full-path="Basic/ConfigTool/Starter.xml"/>
  <manifest:file-entry manifest:media-type="text/xml" manifest:full-path="Basic/ConfigTool/Mfinal.xml"/>
  <manifest:file-entry manifest:media-type="text/xml" manifest:full-path="Basic/ConfigTool/Obsolete.xml"/>
  <manifest:file-entry manifest:media-type="text/xml" manifest:full-path="Basic/ConfigTool/M1g.xml"/>
  <manifest:file-entry manifest:media-type="text/xml" manifest:full-path="Basic/ConfigTool/_UItexts.xml"/>
  <manifest:file-entry manifest:media-type="text/xml" manifest:full-path="Basic/ConfigTool/HelpHelper.xml"/>
  <manifest:file-entry manifest:media-type="text/xml" manifest:full-path="Basic/ConfigTool/M3a.xml"/>
  <manifest:file-entry manifest:media-type="text/xml" manifest:full-path="Basic/ConfigTool/M1e.xml"/>
  <manifest:file-entry manifest:media-type="text/xml" manifest:full-path="Basic/ConfigTool/M3d.xml"/>
  <manifest:file-entry manifest:media-type="text/xml" manifest:full-path="Basic/ConfigTool/Infos.xml"/>
  <manifest:file-entry manifest:media-type="text/xml" manifest:full-path="Basic/ConfigTool/Data.xml"/>
  <manifest:file-entry manifest:media-type="text/xml" manifest:full-path="Basic/ConfigTool/script-lb.xml"/>
  <manifest:file-entry manifest:media-type="text/xml" manifest:full-path="Basic/ConfigTool/Utilities.xml"/>
  <manifest:file-entry manifest:media-type="text/xml" manifest:full-path="Basic/ConfigTool/M1d.xml"/>
  <manifest:file-entry manifest:media-type="text/xml" manifest:full-path="Basic/ConfigTool/M1f.xml"/>
  <manifest:file-entry manifest:media-type="text/xml" manifest:full-path="Basic/Standard/Template6.xml"/>
  <manifest:file-entry manifest:media-type="text/xml" manifest:full-path="Basic/Standard/Module1.xml"/>
  <manifest:file-entry manifest:media-type="text/xml" manifest:full-path="Basic/Standard/Template5.xml"/>
  <manifest:file-entry manifest:media-type="text/xml" manifest:full-path="Basic/Standard/script-lb.xml"/>
  <manifest:file-entry manifest:media-type="text/xml" manifest:full-path="Basic/Standard/Template3a.xml"/>
  <manifest:file-entry manifest:media-type="text/xml" manifest:full-path="Basic/Standard/Template9.xml"/>
  <manifest:file-entry manifest:media-type="text/xml" manifest:full-path="Basic/Standard/Template2.xml"/>
  <manifest:file-entry manifest:media-type="text/xml" manifest:full-path="Basic/Standard/Template4.xml"/>
  <manifest:file-entry manifest:media-type="text/xml" manifest:full-path="Basic/Standard/Template3b.xml"/>
  <manifest:file-entry manifest:media-type="text/xml" manifest:full-path="Basic/Standard/Template1.xml"/>
  <manifest:file-entry manifest:media-type="text/xml" manifest:full-path="Basic/Standard/Template7.xml"/>
  <manifest:file-entry manifest:media-type="text/xml" manifest:full-path="Basic/Standard/Template8.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Ubuntu Light" svg:font-family="'Ubuntu Light'"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007in solid #000000" fo:border-right="none" fo:border-top="0.0007in solid #000000" fo:border-bottom="0.0007in solid #000000"/>
    </style:style>
    <style:style style:name="Tableau3.B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table-cell-properties fo:padding="0.0382in" fo:border-left="0.0007in solid #000000" fo:border-right="0.0007in solid #000000" fo:border-top="none" fo:border-bottom="0.0007in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D2" style:family="table-cell">
      <style:table-cell-properties fo:padding="0.0382in" fo:border-left="0.0007in solid #000000" fo:border-right="0.0007in solid #000000" fo:border-top="none" fo:border-bottom="0.0007in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007in solid #000000" fo:border-right="none" fo:border-top="0.0007in solid #000000" fo:border-bottom="0.0007in solid #000000"/>
    </style:style>
    <style:style style:name="Tableau1.C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0.0007in solid #000000" fo:border-top="none" fo:border-bottom="0.0007in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bottom" fo:padding="0.0382in" fo:border-left="0.0007in solid #000000" fo:border-right="none" fo:border-top="none" fo:border-bottom="0.0007in solid #000000"/>
    </style:style>
    <style:style style:name="Table1.C2" style:family="table-cell">
      <style:table-cell-properties style:vertical-align="top" fo:padding="0.0382in" fo:border-left="0.0007in solid #000000" fo:border-right="0.0007in solid #000000" fo:border-top="none" fo:border-bottom="0.0007in solid #000000"/>
    </style:style>
    <style:style style:name="Table1.B3" style:family="table-cell" style:data-style-name="N37">
      <style:table-cell-properties style:vertical-align="bottom" fo:padding="0.0382in" fo:border-left="0.0007in solid #000000" fo:border-right="none" fo:border-top="none" fo:border-bottom="0.0007in solid #000000"/>
    </style:style>
    <style:style style:name="Table1.C3"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loext:contextual-spacing="false" fo:margin-top="0in" fo:margin-bottom="0.0835in"/>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n" fo:country="US"/>
    </style:style>
    <style:style style:name="P31" style:family="paragraph" style:parent-style-name="hlp_5f_paragraph">
      <style:text-properties fo:language="el" fo:country="GR"/>
    </style:style>
    <style:style style:name="P32" style:family="paragraph" style:parent-style-name="Text_20_body">
      <style:paragraph-properties loext:contextual-spacing="false" fo:margin-top="0.0783in" fo:margin-bottom="0.0827in"/>
    </style:style>
    <style:style style:name="P33" style:family="paragraph" style:parent-style-name="Text_20_body">
      <style:paragraph-properties loext:contextual-spacing="false" fo:margin-top="0in" fo:margin-bottom="0.3937in"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hlp_5f_head2">
      <style:text-properties fo:language="en" fo:country="US"/>
    </style:style>
    <style:style style:name="P42" style:family="paragraph" style:parent-style-name="hlp_5f_head2">
      <style:text-properties fo:language="el" fo:country="GR"/>
    </style:style>
    <style:style style:name="P43" style:family="paragraph" style:parent-style-name="hlp_5f_section">
      <style:text-properties fo:language="en" fo:country="US"/>
    </style:style>
    <style:style style:name="P44" style:family="paragraph" style:parent-style-name="hlp_5f_section">
      <style:text-properties fo:language="el" fo:country="GR"/>
    </style:style>
    <style:style style:name="P45" style:family="paragraph" style:parent-style-name="descrText">
      <style:text-properties fo:language="el" fo:country="GR"/>
    </style:style>
    <style:style style:name="P46" style:family="paragraph" style:parent-style-name="hlp_5f_tip">
      <style:text-properties fo:language="en" fo:country="US"/>
    </style:style>
    <style:style style:name="P47" style:family="paragraph" style:parent-style-name="hlp_5f_tip" style:list-style-name="hlp_5f_tipimg">
      <style:text-properties fo:language="en" fo:country="US"/>
    </style:style>
    <style:style style:name="P48" style:family="paragraph" style:parent-style-name="hlp_5f_tip">
      <style:text-properties fo:language="el" fo:country="GR"/>
    </style:style>
    <style:style style:name="P49" style:family="paragraph" style:parent-style-name="hlp_5f_warning">
      <style:text-properties fo:language="en" fo:country="US"/>
    </style:style>
    <style:style style:name="P50" style:family="paragraph" style:parent-style-name="hlp_5f_warning">
      <style:text-properties fo:language="el" fo:country="GR"/>
    </style:style>
    <style:style style:name="P51" style:family="paragraph" style:parent-style-name="Corps_20_de_20_texte.Paragraph" style:list-style-name="L22">
      <style:paragraph-properties fo:margin-left="0.4925in" fo:margin-right="0in" fo:text-indent="0in" style:auto-text-indent="false"/>
    </style:style>
    <style:style style:name="P52" style:family="paragraph" style:parent-style-name="Text_20_body" style:master-page-name="First_20_Page">
      <style:paragraph-properties loext:contextual-spacing="false" fo:margin-top="0in" fo:margin-bottom="1.9689in" fo:text-align="center" style:justify-single-word="false" style:page-number="auto" fo:break-before="auto" fo:break-after="auto"/>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22">
      <style:paragraph-properties fo:margin-left="0.4925in" fo:margin-right="0in" fo:text-indent="0in" style:auto-text-indent="false"/>
    </style:style>
    <style:style style:name="P87" style:family="paragraph" style:parent-style-name="Text_20_body" style:list-style-name="L27">
      <style:paragraph-properties fo:margin-left="0.4925in" fo:margin-right="0in" fo:text-indent="0in" style:auto-text-indent="false"/>
    </style:style>
    <style:style style:name="P88" style:family="paragraph" style:parent-style-name="Text_20_body" style:list-style-name="L33">
      <style:paragraph-properties fo:margin-left="0.8681in" fo:margin-right="0in" fo:text-indent="0in" style:auto-text-indent="false"/>
    </style:style>
    <style:style style:name="P89" style:family="paragraph" style:parent-style-name="Heading_20_1" style:master-page-name="">
      <style:paragraph-properties style:page-number="auto" fo:break-before="page"/>
    </style:style>
    <style:style style:name="P90" style:family="paragraph" style:parent-style-name="Heading_20_1" style:master-page-name="">
      <style:paragraph-properties style:page-number="auto" fo:break-before="page">
        <style:tab-stops/>
      </style:paragraph-properties>
    </style:style>
    <style:style style:name="P91" style:family="paragraph" style:parent-style-name="Heading_20_1" style:master-page-name="">
      <style:paragraph-properties style:page-number="auto" fo:break-before="auto" fo:break-after="auto"/>
    </style:style>
    <style:style style:name="P92" style:family="paragraph" style:parent-style-name="Heading_20_2" style:master-page-name="">
      <style:paragraph-properties style:page-number="auto" fo:break-before="page"/>
    </style:style>
    <style:style style:name="P93" style:family="paragraph" style:parent-style-name="Heading_20_3" style:master-page-name="">
      <style:paragraph-properties style:page-number="auto" fo:break-before="page"/>
    </style:style>
    <style:style style:name="P94" style:family="paragraph" style:parent-style-name="Standard" style:list-style-name="L25"/>
    <style:style style:name="P95" style:family="paragraph" style:parent-style-name="Standard" style:list-style-name="L33"/>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7" style:family="paragraph">
      <style:paragraph-properties fo:text-align="start"/>
      <style:text-properties style:text-line-through-style="none" style:font-name="Arial4" fo:font-size="10pt" fo:font-style="normal" style:text-underline-style="none" fo:font-weight="normal"/>
    </style:style>
    <style:style style:name="P98" style:family="paragraph">
      <style:paragraph-properties fo:text-align="center"/>
      <style:text-properties style:text-line-through-style="none" style:font-name="Arial4" fo:font-size="11pt" fo:font-style="normal" style:text-underline-style="none" fo:font-weight="normal"/>
    </style:style>
    <style:style style:name="P9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language="en" fo:country="US"/>
    </style:style>
    <style:style style:name="T23" style:family="text">
      <style:text-properties fo:language="el" fo:country="GR"/>
    </style:style>
    <style:style style:name="T24" style:family="text">
      <style:text-properties style:use-window-font-color="true" style:text-outline="false" style:text-line-through-styl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0591in" fo:border="0.0138in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0591in" fo:border="0.0138in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6/08/2018 17:26:01&#13;&#13;__ Compilation of the extension &quot;For all users&quot; __&#13;&#13;Extension package created : PageNumberingAddonPython-s-0.0.1.oxt&#13;Update file created : PageNumberingAddonPython-s.update.xml&#13;&#13;06/08/2018 17:26:0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8/10/2018 12:08:41&#13;&#13;__ Compilation of the extension &quot;For all users&quot; __&#13;&#13;&#13;Extension package created : PageNumberingAddonPython-As-0.0.1.oxt&#13;Update file created : PageNumberingAddonPython-As.update.xml&#13;&#13;08/10/2018 12:08:4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3"/>
      <text:p text:style-name="P34">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text:soft-page-break/>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479576768090899334" text:style-name="L1">
        <text:list-item>
          <text:p text:style-name="P53">Basic macros with add-on buttons and / or menus (just like the old Add-On concept)</text:p>
        </text:list-item>
        <text:list-item>
          <text:p text:style-name="P53">Java, JavaScript, Beanshell, Python based scripts with add-on buttons and / or menus</text:p>
        </text:list-item>
        <text:list-item>
          <text:p text:style-name="P53">Only a script library or dialog library without any addition or change in buttons or menu </text:p>
        </text:list-item>
        <text:list-item>
          <text:p text:style-name="P53">Configuration files, including changes (mergings) in existing menus and toolbars</text:p>
        </text:list-item>
        <text:list-item>
          <text:p text:style-name="P53">Extensions containing Uno components</text:p>
        </text:list-item>
        <text:list-item>
          <text:p text:style-name="P53">Extensions using libraries in native computer language.</text:p>
        </text:list-item>
        <text:list-item>
          <text:p text:style-name="P53">Or a mix of the elements above.</text:p>
        </text:list-item>
        <text:list-item>
          <text:p text:style-name="P53">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9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909937916733015042" text:style-name="L2">
        <text:list-item>
          <text:p text:style-name="P54">Version 2.1.2 :</text:p>
        </text:list-item>
      </text:list>
      <text:list xml:id="list6394798906869295884" text:style-name="L3">
        <text:list-item>
          <text:list>
            <text:list-item>
              <text:p text:style-name="P55">Localized help : resolved non-functional hyperlink due to API incompatibility introduced by Apache OpenOffice 4.1 (and LibreOffice 4.0).</text:p>
            </text:list-item>
          </text:list>
        </text:list-item>
      </text:list>
      <text:list xml:id="list1297335560" text:continue-list="list8909937916733015042" text:style-name="L2">
        <text:list-item>
          <text:p text:style-name="P54">Version 2.1.1 :</text:p>
        </text:list-item>
      </text:list>
      <text:list xml:id="list5485869153544589156" text:style-name="L4">
        <text:list-item>
          <text:list>
            <text:list-item>
              <text:p text:style-name="P56">Documentation chapter 3.7.10 <text:span text:style-name="InstructionMacro">setMergePoint</text:span>, the list of commands for Arg2 was incorrect.</text:p>
            </text:list-item>
            <text:list-item>
              <text:p text:style-name="P56">Example in module Template7 had an incorrect argument Arg3 in <text:span text:style-name="InstructionMacro">setMergePoint</text:span>.</text:p>
            </text:list-item>
            <text:list-item>
              <text:p text:style-name="P56">When creating an hyperlink in a help page, the keyword (internal, external, etc) is now recognized in any character case.</text:p>
            </text:list-item>
            <text:list-item>
              <text:p text:style-name="P56">Creation of localized help, hyperlink to an existing OpenOffice help page : the address of a help page displayed by the macro was incorrect when the page was found by a help search.</text:p>
            </text:list-item>
          </text:list>
        </text:list-item>
      </text:list>
      <text:list xml:id="list2058184047" text:continue-list="list1297335560" text:style-name="L2">
        <text:list-item>
          <text:p text:style-name="P54">Version 2.1.0 :</text:p>
        </text:list-item>
      </text:list>
      <text:list xml:id="list5628074277095758152" text:style-name="L5">
        <text:list-item>
          <text:list>
            <text:list-item>
              <text:p text:style-name="P57">An extension can define several toolbars (instead of only one).</text:p>
            </text:list-item>
            <text:list-item>
              <text:p text:style-name="P57">The list of Application contexts is revised, see chapter 3.5.</text:p>
            </text:list-item>
            <text:list-item>
              <text:p text:style-name="P57">The argument of <text:span text:style-name="InstructionMacro">beginMergeInstruction</text:span> becomes mandatory.</text:p>
            </text:list-item>
          </text:list>
        </text:list-item>
      </text:list>
      <text:list xml:id="list209905703" text:continue-list="list2058184047" text:style-name="L2">
        <text:list-item>
          <text:p text:style-name="P54">Version 2.0.0 :</text:p>
        </text:list-item>
      </text:list>
      <text:list xml:id="list6464528184940358554" text:style-name="L6">
        <text:list-item>
          <text:list>
            <text:list-item>
              <text:p text:style-name="P5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8"><text:s/>As a consequence of above, block <text:span text:style-name="InstructionMacro">Dependencies</text:span> and instruction <text:span text:style-name="InstructionMacro">setOOoDependency</text:span> are suppressed.</text:p>
            </text:list-item>
            <text:list-item>
              <text:p text:style-name="P58">Arg3 of <text:span text:style-name="InstructionMacro">beginDescription</text:span> is no longer used.</text:p>
            </text:list-item>
            <text:list-item>
              <text:p text:style-name="P58">Syntax of Block <text:span text:style-name="InstructionMacro">UpdateInformation</text:span> and instruction <text:span text:style-name="InstructionMacro">setUpdateSource</text:span> have changed.</text:p>
            </text:list-item>
            <text:list-item>
              <text:p text:style-name="P58">Syntax of instruction <text:span text:style-name="InstructionMacro">setLicense</text:span> has changed.</text:p>
            </text:list-item>
            <text:list-item>
              <text:p text:style-name="P58">Some obsolete extension features are no longer supported. Compiled extensions now need OpenOffice.org version 2.4 or more recent (LibreOffice, Apache OpenOffice).</text:p>
            </text:list-item>
            <text:list-item>
              <text:p text:style-name="P58">Macros of this document are now published under Apache License version 2.0.</text:p>
            </text:list-item>
          </text:list>
        </text:list-item>
      </text:list>
      <text:list xml:id="list441547096" text:continue-list="list209905703" text:style-name="L2">
        <text:list-item>
          <text:p text:style-name="P54">Version 1.5.3 :</text:p>
        </text:list-item>
      </text:list>
      <text:list xml:id="list4385448473190951492" text:style-name="L7">
        <text:list-item>
          <text:list>
            <text:list-item>
              <text:p text:style-name="P59">Help pages containing an hyperlink to an OpenOffice help page : a macro provides now the address of the page. See explanations at <text:span text:style-name="T8">Page7 : Hyperlinks</text:span>.</text:p>
            </text:list-item>
            <text:list-item>
              <text:p text:style-name="P59">The license examples are purged from the directives for use which are not part of the license itself.</text:p>
            </text:list-item>
            <text:list-item>
              <text:p text:style-name="P59">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38612616238997188" text:style-name="L8">
        <text:list-item>
          <text:p text:style-name="P60">Basic library Standard, Module1 : your instruction inside the Sub myExtension</text:p>
        </text:list-item>
        <text:list-item>
          <text:p text:style-name="P60">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0"><text:soft-page-break/>Localized <text:a xlink:type="simple" xlink:href="#6.4.2.Help pages for ExtensionCompiler|outline" text:style-name="Internet_20_link" text:visited-style-name="Visited_20_Internet_20_Link">help text pages and trees</text:a>.</text:p>
        </text:list-item>
      </text:list>
      <text:h text:style-name="P8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9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5.9535in" draw:z-index="7"><draw:text-box fo:min-height="4.8417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97" svg:width="0.3157in" svg:height="0.1776in" svg:x="0.9055in" svg:y="0.0783in" draw:control="control1"/><draw:control text:anchor-type="paragraph" draw:z-index="9" draw:style-name="gr1" draw:text-style-name="P97"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97" svg:width="0.3157in" svg:height="0.1776in" svg:x="0.9071in" svg:y="0.0783in" draw:control="control3"/><draw:control text:anchor-type="paragraph" draw:z-index="11" draw:style-name="gr1" draw:text-style-name="P97"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8" svg:width="3.2921in" svg:height="0.2713in" svg:x="1.4256in" svg:y="0.0992in" draw:control="control5"/></text:p><text:p text:style-name="Frame_20_contents"/><text:p text:style-name="P36">Compilation results</text:p><text:p text:style-name="P36"><draw:control text:anchor-type="paragraph" draw:z-index="23" draw:style-name="gr1" draw:text-style-name="P99"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9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5.9535in" draw:z-index="13"><draw:text-box fo:min-height="4.7992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97" svg:width="0.3157in" svg:height="0.1776in" svg:x="0.9173in" svg:y="0.0783in" draw:control="control6"/><draw:control text:anchor-type="paragraph" draw:z-index="15" draw:style-name="gr1" draw:text-style-name="P97"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7" svg:width="0.3157in" svg:height="0.1776in" svg:x="0.9173in" svg:y="0.0783in" draw:control="control8"/><draw:control text:anchor-type="paragraph" draw:z-index="17" draw:style-name="gr1" draw:text-style-name="P97"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8"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99"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5.9535in" draw:z-index="19"><draw:text-box fo:min-height="4.3126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7" svg:width="0.3157in" svg:height="0.1776in" svg:x="0.9173in" svg:y="0.0783in" draw:control="control11"/><draw:control text:anchor-type="paragraph" draw:z-index="21" draw:style-name="gr1" draw:text-style-name="P97"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8"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99" svg:width="5.5122in" svg:height="1.5752in" svg:x="0.1575in" svg:y="0.1807in" draw:control="control16"/></text:p><text:p text:style-name="Frame_20_contents"/></draw:text-box></draw:frame></text:p>
      <text:h text:style-name="P8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10744476323756531" text:style-name="L9">
        <text:list-item>
          <text:p text:style-name="P61">Description</text:p>
        </text:list-item>
        <text:list-item>
          <text:p text:style-name="P61">Annexes</text:p>
        </text:list-item>
        <text:list-item>
          <text:p text:style-name="P6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01092667728048825" text:style-name="L10">
        <text:list-item>
          <text:p text:style-name="P62">Script libraries (Basic, JavaScript, Python, etc) or Dialog libraries, or other non-component libraries,</text:p>
        </text:list-item>
        <text:list-item>
          <text:p text:style-name="P62">shared component libraries,</text:p>
        </text:list-item>
        <text:list-item>
          <text:p text:style-name="P6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25105313226462572" text:style-name="L11">
        <text:list-item>
          <text:p text:style-name="P6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63790632876882385" text:style-name="L12">
        <text:list-item text:start-value="1">
          <text:p text:style-name="P6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6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24384359741859333" text:style-name="L13">
        <text:list-item>
          <text:p text:style-name="P65">A Feed file contains the internet addresses for one or more Update Information files (each for an extension).</text:p>
        </text:list-item>
        <text:list-item>
          <text:p text:style-name="P65">The Update Information File mainly contains dependency information about the new version, and :</text:p>
        </text:list-item>
      </text:list>
      <text:list xml:id="list2567986682945989509" text:style-name="L14">
        <text:list-item>
          <text:p text:style-name="P66">either the internet address to download the new version of the extension</text:p>
        </text:list-item>
        <text:list-item>
          <text:p text:style-name="P6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651890492191336020" text:style-name="L15">
        <text:list-item text:start-value="1">
          <text:p text:style-name="P6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9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796312411194665208" text:style-name="L16">
        <text:list-item>
          <text:p text:style-name="P68">Arg1 : <text:span text:style-name="InstructionMacro">String</text:span> : mandatory : <text:span text:style-name="InstructionMacro">"File"</text:span> or <text:span text:style-name="InstructionMacro">"Schema"</text:span></text:p>
        </text:list-item>
        <text:list-item>
          <text:p text:style-name="P6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245207541150981990" text:style-name="L17">
        <text:list-item>
          <text:p text:style-name="P69">Arg1 : <text:span text:style-name="InstructionMacro">String</text:span> : mandatory, type of control used for the button</text:p>
        </text:list-item>
      </text:list>
      <text:list xml:id="list4077719918822378140" text:style-name="L18">
        <text:list-item>
          <text:p text:style-name="P7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514422771813152507" text:style-name="L19">
        <text:list-item>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54999473485242349" text:style-name="L20">
        <text:list-item text:start-value="1">
          <text:p text:style-name="P7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2">Arg1 : <text:span text:style-name="InstructionMacro">String</text:span> : mandatory ; URL path to an image file ; the path is relative to the extension folder.</text:p>
        </text:list-item>
        <text:list-item text:start-value="1">
          <text:p text:style-name="P7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698769386930790574" text:style-name="L21">
        <text:list-item>
          <text:p text:style-name="P7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22565615869533398" text:style-name="L22">
        <text:list-item>
          <text:p text:style-name="P7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5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6">if at installation, no license is appropriate for the locale, the first license is displayed.</text:p>
        </text:list-item>
        <text:list-item>
          <text:p text:style-name="P7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541976182586106269" text:style-name="L23">
        <text:list-item>
          <text:p text:style-name="P7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5"><text:soft-page-break/>Arg1 : <text:span text:style-name="InstructionMacro">String</text:span> : mandatory ; property name</text:p>
        </text:list-item>
        <text:list-item>
          <text:p text:style-name="P7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publisher.</text:p>
        </text:list-item>
        <text:list-item>
          <text:p text:style-name="P7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84945868146659491" text:style-name="L24">
        <text:list-item>
          <text:p text:style-name="P7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2290648375817151" text:style-name="L25">
        <text:list-item text:start-value="1">
          <text:p text:style-name="P9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9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246363206099652564" text:style-name="L26">
        <text:list-item text:start-value="1">
          <text:p text:style-name="P7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645134586901564304" text:style-name="L27">
        <text:list-item>
          <text:p text:style-name="P78">Arg1 : <text:span text:style-name="InstructionMacro">String</text:span> : how to find the update.xml file</text:p>
        </text:list-item>
        <text:list-item>
          <text:p text:style-name="P8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8">Arg2 : <text:span text:style-name="InstructionMacro">String</text:span> : how to find the oxt file</text:p>
        </text:list-item>
        <text:list-item>
          <text:p text:style-name="P8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951357246493913250" text:style-name="L28">
        <text:list-item>
          <text:p text:style-name="P7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9">Arg2 : <text:span text:style-name="InstructionMacro">String</text:span> : the library name (which is also the name of the folder containing the Basic library).</text:p>
        </text:list-item>
        <text:list-item>
          <text:p text:style-name="P79">Arg3 : <text:span text:style-name="InstructionMacro">String</text:span> : the name of the module containing the macro.</text:p>
        </text:list-item>
        <text:list-item>
          <text:p text:style-name="P79">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672272274211146559" text:style-name="L29">
        <text:list-item>
          <text:p text:style-name="P80">Arg1 : <text:span text:style-name="InstructionMacro">String</text:span> : <text:span text:style-name="InstructionMacro">"BeanShell"</text:span></text:p>
        </text:list-item>
        <text:list-item>
          <text:p text:style-name="P80">Arg2 : <text:span text:style-name="InstructionMacro">String</text:span> : the library name (which is also the name of the folder containing the BeanShell library).</text:p>
        </text:list-item>
        <text:list-item>
          <text:p text:style-name="P8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434961181333162557" text:style-name="L30">
        <text:list-item>
          <text:p text:style-name="P81">Arg1 : <text:span text:style-name="InstructionMacro">String</text:span> : <text:span text:style-name="InstructionMacro">"JavaScript"</text:span></text:p>
        </text:list-item>
        <text:list-item>
          <text:p text:style-name="P81">Arg2 : <text:span text:style-name="InstructionMacro">String</text:span> : the library name (which is also the name of the folder containing the JavaScript library).</text:p>
        </text:list-item>
        <text:list-item>
          <text:p text:style-name="P8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070051944782666361" text:style-name="L31">
        <text:list-item>
          <text:p text:style-name="P82">Arg1 : <text:span text:style-name="InstructionMacro">String</text:span> : <text:span text:style-name="InstructionMacro">"Java"</text:span></text:p>
        </text:list-item>
        <text:list-item>
          <text:p text:style-name="P82">Arg2 : <text:span text:style-name="InstructionMacro">String</text:span> : the library name (which is also the name of the folder containing the Java library).</text:p>
        </text:list-item>
        <text:list-item>
          <text:p text:style-name="P8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2">Arg1 : <text:span text:style-name="InstructionMacro">String</text:span> : <text:span text:style-name="InstructionMacro">"Python"</text:span></text:p>
        </text:list-item>
        <text:list-item>
          <text:p text:style-name="P82">Arg2 : <text:span text:style-name="InstructionMacro">String</text:span> : the path to the Python file, relative to the extension folder</text:p>
        </text:list-item>
        <text:list-item>
          <text:p text:style-name="P8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469272469869115623" text:style-name="L32">
        <text:list-item>
          <text:p text:style-name="P83">Arg1 : <text:span text:style-name="InstructionMacro">String</text:span> : ""</text:p>
        </text:list-item>
        <text:list-item>
          <text:p text:style-name="P8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996869081521932319" text:style-name="L33">
        <text:list-item text:start-value="1">
          <text:p text:style-name="P9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9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9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9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8"><text:span text:style-name="InstructionMacro">"Basic"</text:span> : folder containing the Basic Library (code and dialog modules)</text:p>
        </text:list-item>
        <text:list-item>
          <text:p text:style-name="P88"><text:span text:style-name="InstructionMacro">"Dialog"</text:span> : folder containing the Dialog Library (dialog modules only)</text:p>
        </text:list-item>
        <text:list-item>
          <text:p text:style-name="P8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8"><text:span text:style-name="InstructionMacro">"Python"</text:span> : folder containing the python file(s) containing the script(s)</text:p>
        </text:list-item>
        <text:list-item>
          <text:p text:style-name="P8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678981009068785898" text:style-name="L34">
        <text:list-item>
          <text:p text:style-name="P84">first create the library in My Macros with the user interface, and test your routines ;</text:p>
        </text:list-item>
        <text:list-item>
          <text:p text:style-name="P84">copy the folder that OOo created from your <text:span text:style-name="InstructionMacro">user/</text:span> folder to your extension folder ; for Basic, use the « Export as Basic library » facility</text:p>
        </text:list-item>
        <text:list-item>
          <text:p text:style-name="P8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2">Arg1 : <text:span text:style-name="InstructionMacro">String</text:span> : begins with <text:span text:style-name="InstructionMacro">"media-type="</text:span> followed by the complete media type string</text:p>
        </text:list-item>
        <text:list-item>
          <text:p text:style-name="P8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9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9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9"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tension that simplifies the process of page numbering in LibreOffice/OpenOffice. </text:p>
      <text:p text:style-name="descrLang"><text:bookmark-start text:name="__RefHeading__78156_325084090"/><text:soft-page-break/>Description el<text:bookmark-end text:name="__RefHeading__78156_325084090"/></text:p>
      <text:p text:style-name="P45">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69811626565786277" text:style-name="L35">
        <text:list-item>
          <text:p text:style-name="P85">Create a Writer file containing the licenses (possibly in several languages). You can of course have a Table of Contents and use formatting. </text:p>
        </text:list-item>
        <text:list-item>
          <text:p text:style-name="P85">In order to provide a read-only text, convert the Writer file to PDF and store the PDF in the folder dedicated to your extension. </text:p>
        </text:list-item>
        <text:list-item>
          <text:p text:style-name="P8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Page Numbering Addon for LibreOffice/OpenOffice</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Page Numbering Addo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el<text:bookmark-end text:name="__RefHeading__78164_325084090"/></text:p>
      <text:p text:style-name="licenseText">Η μετάφραση αυτή προέρχεται από την Έλενα Σπυροπούλου και μπορεί να βρεθεί στον ακόλουθο σύνδεσμο</text:p>
      <text:p text:style-name="licenseText"><text:a xlink:type="simple" xlink:href="http://www.cyberlaw.gr/node/5" text:style-name="Internet_20_link" text:visited-style-name="Visited_20_Internet_20_Link">http://www.cyberlaw.gr/node/5</text:a></text:p>
      <text:p text:style-name="licenseText"/>
      <text:p text:style-name="licenseText">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licenseText">Πρόσθετο αρίθμησης σελίδων στο LibreOffice/OpenOffice </text:p>
      <text:p text:style-name="licenseText">Copyright (C) 2018 Αρβανίτης Χρήστος</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8930051369799266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32446012093119992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338514233951282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933054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8012196664157139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32427574960393578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6139678594026452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3"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36425032" text:continue-list="list248930051369799266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53033191" text:continue-list="list17933054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96"><text:span text:style-name="T26">image</text:span></text:p><text:p text:style-name="P96"><text:span text:style-name="T26">Images/Help/dontfeedtrolls.gif</text:span></text:p><text:p text:style-name="P96"><text:span text:style-name="T26">icon</text:span></text:p><text:p text:style-name="P96"><text:span text:style-name="T26"/></text:p></office:annotation> within a text.</text:p>
      <text:p text:style-name="hlp_5f_paragraph"><text:line-break/><text:soft-page-break/><text:line-break/>Now a bigger image in a blank line.</text:p>
      <text:p text:style-name="hlp_5f_paragraph"><office:annotation><dc:creator>Bernard Marcelly</dc:creator><dc:date>2009-01-24T10:50:50</dc:date><text:p text:style-name="P96"><text:span text:style-name="T26">image</text:span></text:p><text:p text:style-name="P96"><text:span text:style-name="T26">Images/Help/sailingShip.wmf</text:span></text:p><text:p text:style-name="P96"><text:span text:style-name="T26">Old sailing ship</text:span></text:p><text:p text:style-name="P96"><text:span text:style-name="T26"/></text:p></office:annotation></text:p>
      <text:p text:style-name="hlp_5f_paragraph"/>
      <text:p text:style-name="hlp_5f_paragraph"><text:line-break/><text:line-break/>Finally an image<office:annotation><dc:creator>Bernard Marcelly</dc:creator><dc:date>2009-01-24T20:53:22</dc:date><text:p text:style-name="P96"><text:span text:style-name="T26">imageOOo</text:span></text:p><text:p text:style-name="P96"><text:span text:style-name="T26">sd/res/get1obj.png</text:span></text:p></office:annotation> from OpenOffice resources</text:p>
      <text:p text:style-name="hlp_5f_page">Page10 : Creating the Help tree</text:p>
      <text:list xml:id="list635050287" text:continue-list="list9364250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Introduction</text:p>
      <text:p text:style-name="hlp_5f_head1">Page Numbering Add-on</text:p>
      <text:p text:style-name="hlp_5f_paragraph"><text:span text:style-name="T22">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2">Page Numbering Addon</text:span></text:span><text:span text:style-name="T22">. </text:span><text:span text:style-name="T22">Throughout this help section, we are going to explain how this addon adds an abstraction layer to the whole page numbering process.</text:span></text:p>
      <text:p text:style-name="P30"/>
      <text:p text:style-name="P41">Introduction</text:p>
      <text:p text:style-name="P43">Menu item</text:p>
      <text:p text:style-name="hlp_5f_paragraph"><text:span text:style-name="T22">The addon is accessible though </text:span><text:span text:style-name="hlp_5f_emph"><text:span text:style-name="T22">Insert-&gt;Page Numbering</text:span></text:span><text:span text:style-name="T22"> </text:span></text:p>
      <text:p text:style-name="P43"/>
      <text:p text:style-name="P30">After accessing the menu item, the user is presented with the following interface dialog:<text:line-break/><office:annotation><dc:creator>Unknown Author</dc:creator><dc:date>2018-07-19T12:25:34</dc:date><text:p text:style-name="P96"><text:span text:style-name="T25">image</text:span></text:p><text:p text:style-name="P96"><text:span text:style-name="T25">images/help/en/main_page_numbering.png</text:span></text:p><text:p text:style-name="P96"><text:span text:style-name="T25">Main dialog</text:span></text:p></office:annotation></text:p>
      <text:p text:style-name="P30"/>
      <text:list xml:id="list1303309702" text:continue-list="list553033191" text:style-name="hlp_5f_list_5f_dot">
        <text:list-item>
          <text:p text:style-name="hlp_5f_list_5f_dot"><text:span text:style-name="hlp_5f_emph"><text:span text:style-name="T22">Decor</text:span></text:span><text:span text:style-name="T22">: Choose to either have simple numbering or surrounding text (e.g. -1-, [1]).</text:span></text:p>
        </text:list-item>
        <text:list-item>
          <text:p text:style-name="hlp_5f_list_5f_dot"><text:span text:style-name="hlp_5f_emph"><text:span text:style-name="T22">Numbering Type</text:span></text:span><text:span text:style-name="T22">: Choose from a number of different types such as Roman uppercase/lowercase numbering (i,ii... , I,II...), Arabic (1,2...) or Greek (α,β... , Α,Β...).</text:span></text:p>
        </text:list-item>
        <text:list-item>
          <text:p text:style-name="hlp_5f_list_5f_dot"><text:span text:style-name="hlp_5f_emph"><text:span text:style-name="T22">Alignment</text:span></text:span><text:span text:style-name="T22">: Define the alignment of numbering.</text:span></text:p>
        </text:list-item>
        <text:list-item>
          <text:p text:style-name="hlp_5f_list_5f_dot"><text:span text:style-name="hlp_5f_emph"><text:span text:style-name="T22">Position</text:span></text:span><text:span text:style-name="T22">: Choose the position or numbering (currently available options are Header and Footer)</text:span></text:p>
        </text:list-item>
        <text:list-item>
          <text:p text:style-name="hlp_5f_list_5f_dot"><text:span text:style-name="hlp_5f_emph"><text:span text:style-name="T22">Font</text:span></text:span><text:span text:style-name="T22">: Choose from the list of available system fonts</text:span></text:p>
        </text:list-item>
      </text:list>
      <text:list xml:id="list945137515" text:continue-list="list5613967859402645252" text:style-name="hlp_5f_warnimg">
        <text:list-item>
          <text:p text:style-name="P49">Some of the system fonts were not made to be compatible with certain characters so you may face compatibility issues and empty page numbers (e.g. a font may not support Greek characters)</text:p>
        </text:list-item>
      </text:list>
      <text:list xml:id="list1386413953" text:continue-list="list1303309702" text:style-name="hlp_5f_list_5f_dot">
        <text:list-item>
          <text:p text:style-name="hlp_5f_list_5f_dot"><text:span text:style-name="hlp_5f_emph"><text:span text:style-name="T22">Size</text:span></text:span><text:span text:style-name="T22">: Define the font size</text:span></text:p>
        </text:list-item>
        <text:list-item>
          <text:p text:style-name="hlp_5f_list_5f_dot"><text:span text:style-name="hlp_5f_emph"><text:span text:style-name="T22">First Page</text:span></text:span><text:span text:style-name="T22">: The page where the numbering will begin from. </text:span></text:p>
        </text:list-item>
      </text:list>
      <text:list xml:id="list2005549233" text:continue-list="list4324275749603935784" text:style-name="hlp_5f_tipimg">
        <text:list-item>
          <text:p text:style-name="P47">A usage example of First Page option is the implementation of a document that includes a cover page and contents that do not include page numbering.</text:p>
        </text:list-item>
        <text:list-item>
          <text:p text:style-name="P46">Choosing a page different that the first of the document (1) will create two ranges, the first that will remain unnumbered and the second that will include numbers. This is the result of creating clone page styles in order to preserve previously created page styling customization. </text:p>
        </text:list-item>
      </text:list>
      <text:list xml:id="list916812856" text:continue-list="list1386413953" text:style-name="hlp_5f_list_5f_dot">
        <text:list-item>
          <text:p text:style-name="hlp_5f_list_5f_dot"><text:span text:style-name="hlp_5f_emph"><text:span text:style-name="T22">Start from...</text:span></text:span><text:span text:style-name="T22">: Define the offset(page number) of the first numbered page.</text:span></text:p>
        </text:list-item>
      </text:list>
      <text:list xml:id="list1239796792" text:continue-list="list2005549233" text:style-name="hlp_5f_tipimg">
        <text:list-item>
          <text:p text:style-name="P46"><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0"/>
      <text:p text:style-name="hlp_5f_paragraph"/>
      <text:p text:style-name="hlp_5f_tree">node = Page Numbering Addon</text:p>
      <text:p text:style-name="hlp_5f_tree"><text:tab/>page = Page01 = Introduction</text:p>
      <text:p text:style-name="hlp_5f_tree">/node</text:p>
      <text:p text:style-name="hlp_5f_tree"/>
      <text:p text:style-name="helpLang">Help el</text:p>
      <text:p text:style-name="hlp_5f_page">Page01 : Εισαγωγή</text:p>
      <text:p text:style-name="hlp_5f_head1">Πρόσθετο αρίθμησης σελίδας</text:p>
      <text:p text:style-name="P31">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42">Εισαγωγή</text:p>
      <text:p text:style-name="P44">Στοιχείο μενού</text:p>
      <text:p text:style-name="hlp_5f_paragraph"><text:span text:style-name="T23">Το πρόσθετο είναι προσβάσιμο μέσω του μενού </text:span><text:span text:style-name="hlp_5f_emph"><text:span text:style-name="T23">Εισαγωγή</text:span></text:span><text:span text:style-name="hlp_5f_emph"><text:span text:style-name="T23">-&gt;</text:span></text:span><text:span text:style-name="hlp_5f_emph"><text:span text:style-name="T23">Αρίθμηση Σελίδας</text:span></text:span></text:p>
      <text:p text:style-name="P44"/>
      <text:p text:style-name="P31">Κατά τη πρόσβαση στο στοιχείο του μενού εμφανίζεται ο ακόλουθος διάλογος:<text:line-break/><office:annotation><dc:creator>Unknown Author</dc:creator><dc:date>2018-07-19T12:25:34</dc:date><text:p text:style-name="P96"><text:span text:style-name="T24">image</text:span></text:p><text:p text:style-name="P96"><text:span text:style-name="T24">images/help/el/main_page_numbering.png</text:span></text:p><text:p text:style-name="P96"><text:span text:style-name="T24">Κύριος Διάλογος</text:span></text:p></office:annotation></text:p>
      <text:p text:style-name="P31"/>
      <text:list xml:id="list654838195" text:continue-list="list916812856" text:style-name="hlp_5f_list_5f_dot">
        <text:list-item>
          <text:p text:style-name="hlp_5f_list_5f_dot"><text:span text:style-name="hlp_5f_emph"><text:span text:style-name="T23">Διακόσμηση</text:span></text:span><text:span text:style-name="T23">: </text:span><text:span text:style-name="T23">Επιλογή για απλή αρίθμηση ή για διακόσμηση </text:span><text:span text:style-name="T23">(</text:span><text:span text:style-name="T23">π.χ</text:span><text:span text:style-name="T23">. -1-, [1]).</text:span></text:p>
        </text:list-item>
        <text:list-item>
          <text:p text:style-name="hlp_5f_list_5f_dot"><text:span text:style-name="hlp_5f_emph"><text:span text:style-name="T23">Τύπος</text:span></text:span><text:span text:style-name="T23">: </text:span><text:span text:style-name="T23">Επιλογή τύπου αρίθμησης από ένα σύνολο διαθέσιμων στοιχείων τα οποία υποστηρίζονται από το LibreOffice/OpenOffice, όπως Ρωμαϊκά </text:span><text:span text:style-name="T23">(i,ii... , I,II...), </text:span><text:span text:style-name="T23">Αραβικά </text:span><text:span text:style-name="T23">(1,2...) </text:span><text:span text:style-name="T23">ή Ελληνικά </text:span><text:span text:style-name="T23">(α,β... , Α,Β...).</text:span></text:p>
        </text:list-item>
        <text:list-item>
          <text:p text:style-name="hlp_5f_list_5f_dot"><text:span text:style-name="hlp_5f_emph"><text:span text:style-name="T23">Στοίχιση</text:span></text:span><text:span text:style-name="T23">: </text:span><text:span text:style-name="T23">Ορισμός της στοίχισης κειμένου της αρίθμησης</text:span><text:span text:style-name="T23">.</text:span></text:p>
        </text:list-item>
        <text:list-item>
          <text:p text:style-name="hlp_5f_list_5f_dot"><text:span text:style-name="hlp_5f_emph"><text:span text:style-name="T23">Θέση</text:span></text:span><text:span text:style-name="T23">: </text:span><text:span text:style-name="T23">Επιλογή της θέσης αρίθμησης </text:span><text:span text:style-name="T23">(</text:span><text:span text:style-name="T23">διαθέσιμες επιλογές η Κεφαλίδα και το Υποσέλιδο</text:span><text:span text:style-name="T23">)</text:span></text:p>
        </text:list-item>
        <text:list-item>
          <text:p text:style-name="hlp_5f_list_5f_dot"><text:span text:style-name="hlp_5f_emph"><text:span text:style-name="T23">Γραμματοσειρά</text:span></text:span><text:span text:style-name="T23">: </text:span><text:span text:style-name="T23">Επιλογή από την λίστα εγκατεστημένων γραμματοσειρών του συστήματος.</text:span></text:p>
        </text:list-item>
      </text:list>
      <text:list xml:id="list465590668" text:continue-list="list945137515" text:style-name="hlp_5f_warnimg">
        <text:list-item>
          <text:p text:style-name="P50">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π.χ. μια γραμματοσειρά δεν υποστηρίζει ελληνικούς χαρακτήρες).</text:p>
        </text:list-item>
      </text:list>
      <text:list xml:id="list1489102750" text:continue-list="list654838195" text:style-name="hlp_5f_list_5f_dot">
        <text:list-item>
          <text:p text:style-name="hlp_5f_list_5f_dot"><text:span text:style-name="hlp_5f_emph"><text:span text:style-name="T23">Μέγεθος</text:span></text:span><text:span text:style-name="T23">: </text:span><text:span text:style-name="T23">Ορισμός μεγέθους γραμματοσειράς.</text:span></text:p>
        </text:list-item>
        <text:list-item>
          <text:p text:style-name="hlp_5f_list_5f_dot"><text:span text:style-name="hlp_5f_emph"><text:span text:style-name="T23">Πρώτη σελίδα</text:span></text:span><text:span text:style-name="T23">: </text:span><text:span text:style-name="T23">Η σελίδα από την οποία ξεκινά η αρίθμηση.</text:span></text:p>
        </text:list-item>
      </text:list>
      <text:list xml:id="list1107144252" text:continue-list="list1239796792" text:style-name="hlp_5f_tipimg">
        <text:list-item>
          <text:p text:style-name="P48">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48">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πρότερη της αρίθμησης παραμετροποίηση του στυλ των σελίδων.</text:p>
        </text:list-item>
      </text:list>
      <text:list xml:id="list1282077733" text:continue-list="list1489102750" text:style-name="hlp_5f_list_5f_dot">
        <text:list-item>
          <text:p text:style-name="hlp_5f_list_5f_dot"><text:soft-page-break/><text:span text:style-name="hlp_5f_emph"><text:span text:style-name="T23">Αρίθμηση από...</text:span></text:span><text:span text:style-name="T23">: </text:span><text:span text:style-name="T23">Ορισμός του αριθμού της πρώτης αριθμημένης σελίδας</text:span><text:span text:style-name="T23">.</text:span></text:p>
        </text:list-item>
      </text:list>
      <text:list xml:id="list146132957" text:continue-list="list1107144252" text:style-name="hlp_5f_tipimg">
        <text:list-item>
          <text:p text:style-name="P48">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hlp_5f_paragraph"/>
      <text:p text:style-name="hlp_5f_tree">node = Πρόσθετο αρίθμησης σελίδας</text:p>
      <text:p text:style-name="hlp_5f_tree"><text:tab/>page = Page01 = Εισαγωγή</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Ubuntu Light" svg:font-family="'Ubuntu Light'"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l" fo:country="G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in" fo:margin-bottom="0.0835in"/>
    </style:style>
    <style:style style:name="Heading" style:family="paragraph" style:parent-style-name="Standard" style:next-style-name="Text_20_body" style:class="text" style:master-page-name="">
      <style:paragraph-properties loext:contextual-spacing="false" fo:margin-top="0.1665in" fo:margin-bottom="0.0835in"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left="0.1965in" fo:margin-right="0in" fo:margin-top="0.0398in" fo:margin-bottom="0.0398in" fo:text-align="start" style:justify-single-word="false" fo:text-indent="0in"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left="0.3937in" fo:margin-right="0in" fo:margin-top="0.0398in" fo:margin-bottom="0.0398in"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left="0.5902in" fo:margin-right="0in" fo:margin-top="0in" fo:margin-bottom="0.0398in" fo:text-indent="0in"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left="0.7874in" fo:margin-right="0in" fo:margin-top="0in" fo:margin-bottom="0in" fo:text-indent="0in"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left="0.9839in" fo:margin-right="0in" fo:margin-top="0in" fo:margin-bottom="0in" fo:text-indent="0in"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left="0.3154in" fo:margin-right="0in" fo:margin-top="0in" fo:margin-bottom="0in"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left="0.9839in" fo:margin-right="0in" fo:margin-top="0in" fo:margin-bottom="0.1665in" fo:text-indent="-0.1965in" style:auto-text-indent="false"/>
    </style:style>
    <style:style style:name="List_20_5" style:display-name="List 5" style:family="paragraph" style:parent-style-name="List" style:class="list">
      <style:paragraph-properties loext:contextual-spacing="false"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left="0in" fo:margin-right="0in" fo:margin-top="0.0783in" fo:margin-bottom="0in" fo:text-indent="0in" style:auto-text-indent="false" style:page-number="auto">
        <style:tab-stops>
          <style:tab-stop style:position="6.6925in"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left="0.1965in" fo:margin-right="0in" fo:margin-top="0.0398in" fo:margin-bottom="0in"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left="0.3929in" fo:margin-right="0in" fo:margin-top="0.0193in" fo:margin-bottom="0.0193in" fo:text-indent="0in" style:auto-text-indent="false">
        <style:tab-stops>
          <style:tab-stop style:position="6.2992in"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left="0.5898in" fo:margin-right="0in" fo:margin-top="0.0193in" fo:margin-bottom="0.0193in"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left="0in" fo:margin-right="0in" fo:margin-top="0.0972in" fo:margin-bottom="0.0972in" fo:text-indent="0in" style:auto-text-indent="false" style:page-number="auto"/>
    </style:style>
    <style:style style:name="Corps_20_de_20_texte.TextInTable" style:display-name="Corps de texte.TextInTable" style:family="paragraph" style:parent-style-name="Table_20_Contents">
      <style:paragraph-properties loext:contextual-spacing="false" fo:margin-left="0in" fo:margin-right="0in" fo:margin-top="0in" fo:margin-bottom="0in" fo:text-indent="0in"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style:paragraph-properties loext:contextual-spacing="false" fo:margin-left="0.3937in" fo:margin-right="0.3937in" fo:margin-top="0.3937in" fo:margin-bottom="0.1965in" fo:line-height="150%" fo:text-align="center" style:justify-single-word="false" fo:text-indent="0in"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left="0.7874in" fo:margin-right="0.7874in" fo:margin-top="0.7874in" fo:margin-bottom="0.7874in" fo:text-align="center" style:justify-single-word="false" fo:text-indent="0in" style:auto-text-indent="false"/>
      <style:text-properties style:font-name="Arial3" fo:font-size="16pt"/>
    </style:style>
    <style:style style:name="licenseText" style:family="paragraph" style:parent-style-name="Standard" style:master-page-name="">
      <style:paragraph-properties loext:contextual-spacing="false" fo:margin-left="0.5902in" fo:margin-right="0.5902in" fo:margin-top="0in" fo:margin-bottom="0in" fo:text-indent="0in"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left="0.5902in" fo:margin-right="0.5902in" fo:margin-top="0in" fo:margin-bottom="0in" fo:text-indent="0in"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left="0.5902in" fo:margin-right="0.5902in" fo:margin-top="0.1965in" fo:margin-bottom="0.0783in" fo:orphans="2" fo:text-indent="0.3937in" style:auto-text-indent="false" style:page-number="auto" fo:break-before="auto" fo:break-after="auto" fo:background-color="transparent" fo:padding="0in" fo:border-left="none" fo:border-right="none" fo:border-top="none" fo:border-bottom="0.0071in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left="0.5902in" fo:margin-right="0.5902in" fo:margin-top="0.0783in" fo:margin-bottom="0.0783in" fo:orphans="2" fo:text-indent="0.3937in" style:auto-text-indent="false" style:page-number="auto" fo:break-before="page" fo:background-color="transparent" fo:padding="0in" fo:border-left="none" fo:border-right="none" fo:border-top="none" fo:border-bottom="0.0071in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left="0.7874in" fo:margin-right="0in" fo:margin-top="0in" fo:margin-bottom="0in"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left="0.7874in" fo:margin-right="0in" fo:margin-top="0in" fo:margin-bottom="0in"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left="0in" fo:margin-right="0in" fo:margin-top="0in" fo:margin-bottom="0.1965in" fo:text-indent="0.3937in" style:auto-text-indent="false" style:page-number="auto" fo:break-before="page" fo:background-color="transparent" fo:padding="0.0591in" fo:border-left="none" fo:border-right="none" fo:border-top="none" fo:border-bottom="0.0071in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193in" fo:margin-bottom="0.0193in" fo:line-height="100%" style:page-number="auto" fo:background-color="transparent" fo:padding="0in"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0.3937in" fo:margin-bottom="0.0783in" fo:line-height="100%" fo:text-align="center" style:justify-single-word="false" style:page-number="auto" fo:background-color="#ccffff" fo:padding="0.0398in" fo:border-left="none" fo:border-right="0.0346in solid #000080" fo:border-top="0.0346in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161in" fo:margin-bottom="0.0161in" fo:line-height="100%" fo:text-align="start" style:justify-single-word="false" style:page-number="auto" fo:background-color="transparent" fo:padding="0in"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1654in" fo:margin-bottom="0.0634in" fo:line-height="100%" fo:text-align="start" style:justify-single-word="false" style:page-number="auto" fo:background-color="transparent" fo:padding="0.0634in" fo:border-left="none" fo:border-right="none" fo:border-top="none" fo:border-bottom="0.0008in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1654in" fo:margin-bottom="0.0709in"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1654in" fo:margin-bottom="0.0709in"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1654in" fo:margin-bottom="0.0709in"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1654in" fo:margin-bottom="0.0709in"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161in" fo:margin-bottom="0.0161in"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1654in" fo:margin-bottom="0.0709in"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left="0in" fo:margin-right="0in" fo:margin-top="0.1965in" fo:margin-bottom="0.0398in" fo:line-height="100%" fo:text-align="start" style:justify-single-word="false" fo:text-indent="0in" style:auto-text-indent="false" style:page-number="auto" fo:background-color="#ccffff" fo:padding="0in"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left="0in" fo:margin-right="0in" fo:margin-top="0.0783in" fo:margin-bottom="0.0783in" fo:line-height="100%" fo:text-align="start" style:justify-single-word="false"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left="0in" fo:margin-right="0in" fo:margin-top="0.0783in" fo:margin-bottom="0.0783in" fo:line-height="100%" fo:text-align="start" style:justify-single-word="false"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left="0in" fo:margin-right="0in" fo:margin-top="0.0783in" fo:margin-bottom="0.0783in" fo:line-height="100%" fo:text-align="start" style:justify-single-word="false" fo:keep-together="always" fo:text-indent="0in" style:auto-text-indent="false" style:page-number="auto" fo:background-color="transparent" fo:padding="0in"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left="0in" fo:margin-right="0in" fo:margin-top="0.0193in" fo:margin-bottom="0.0193in" fo:line-height="100%" fo:text-align="start" style:justify-single-word="false" fo:keep-together="auto"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left="0in" fo:margin-right="0in" fo:margin-top="0.0193in" fo:margin-bottom="0.0193in" fo:line-height="100%" fo:text-align="start" style:justify-single-word="false" fo:keep-together="auto"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1654in" fo:margin-bottom="0.0193in" style:page-number="auto" fo:padding="0.0193in" fo:border-left="none" fo:border-right="none" fo:border-top="0.0071in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0398in" fo:margin-bottom="0.0398in" fo:keep-together="auto" style:page-number="auto" fo:break-before="auto" fo:break-after="auto" fo:background-color="#83caff" fo:padding="0.0398in" fo:border-left="none" fo:border-right="none" fo:border-top="0.0346in solid #000080" fo:border-bottom="0.0346in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333" meta:character-count="306225"/>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